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94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42.42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wrap-option="wrap" fo:border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2">
      <style:table-cell-properties fo:border="none"/>
    </style:style>
    <style:style style:name="ce5" style:family="table-cell" style:parent-style-name="Default" style:data-style-name="N111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challgeschwindigkeit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Messung</text:p>
          </table:table-cell>
          <table:table-cell table:style-name="ce2" office:value-type="string" calcext:value-type="string">
            <text:p>Laufzeit (ms)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.41" calcext:value-type="float">
            <text:p>7.4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.32" calcext:value-type="float">
            <text:p>7.3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31" calcext:value-type="float">
            <text:p>7.31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.23" calcext:value-type="float">
            <text:p>7.23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68" calcext:value-type="float">
            <text:p>7.68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.33" calcext:value-type="float">
            <text:p>7.33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93" calcext:value-type="float">
            <text:p>7.93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.36" calcext:value-type="float">
            <text:p>7.3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.31" calcext:value-type="float">
            <text:p>7.31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.56" calcext:value-type="float">
            <text:p>7.56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.14" calcext:value-type="float">
            <text:p>7.1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.94" calcext:value-type="float">
            <text:p>6.94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.32" calcext:value-type="float">
            <text:p>7.32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.34" calcext:value-type="float">
            <text:p>7.34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.28" calcext:value-type="float">
            <text:p>7.28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.01" calcext:value-type="float">
            <text:p>7.01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.76" calcext:value-type="float">
            <text:p>7.76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Mittelwert Laufzeit</text:p>
          </table:table-cell>
          <table:table-cell table:style-name="ce4" table:formula="of:=AVERAGE([.B5:.B24])" office:value-type="float" office:value="7.365" calcext:value-type="float">
            <text:p>7.3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d. Laufzeit</text:p>
          </table:table-cell>
          <table:table-cell table:style-name="ce4" table:formula="of:=STDEV([.B5:.B24])" office:value-type="float" office:value="0.275136329843952" calcext:value-type="float">
            <text:p>0.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Laufzeit</text:p>
          </table:table-cell>
          <table:table-cell table:style-name="ce4" table:formula="of:=[.B27]/SQRT(20)" office:value-type="float" office:value="0.0615223536610881" calcext:value-type="float">
            <text:p>0.06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Mittlere Laufzeit in s</text:p>
          </table:table-cell>
          <table:table-cell table:formula="of:=[.B26]/1000" office:value-type="float" office:value="0.007365" calcext:value-type="float">
            <text:p>0.00736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Laufzeit in s</text:p>
          </table:table-cell>
          <table:table-cell table:formula="of:=[.B28]/1000" office:value-type="float" office:value="0.0000615223536610881" calcext:value-type="float">
            <text:p>6.15223536610881E-0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ttlere Distanz</text:p>
          </table:table-cell>
          <table:table-cell office:value-type="float" office:value="2.561" calcext:value-type="float">
            <text:p>2.56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Distanz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ttlere Schallgeschwindigkeit</text:p>
          </table:table-cell>
          <table:table-cell table:style-name="ce5" table:formula="of:=[.B32]/[.B30]" office:value-type="float" office:value="347.725729803123" calcext:value-type="float">
            <text:p>347.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sicherheit Schallgeschwindigkeit</text:p>
          </table:table-cell>
          <table:table-cell table:style-name="ce5" table:formula="of:=SQRT((1/[.B30]*[.B33])^2+(-[.B32]/([.B30]^2)*[.B31])^2)" office:value-type="float" office:value="2.93309318758866" calcext:value-type="float">
            <text:p>2.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30:32.171252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09:35:10.190081732</meta:creation-date>
    <dc:date>2015-10-13T13:30:50.297554663</dc:date>
    <meta:editing-duration>PT25M35S</meta:editing-duration>
    <meta:editing-cycles>7</meta:editing-cycles>
    <meta:generator>LibreOffice/4.4.5.2$Linux_X86_64 LibreOffice_project/40m0$Build-2</meta:generator>
    <meta:document-statistic meta:table-count="1" meta:cell-count="61" meta:object-count="0"/>
  </office:meta>
</office:document-meta>
</file>